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4:/opt/lampp/htdocs/pdo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0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3 rows in set (0.001 sec)</text:p>
      <text:p text:style-name="Standard"/>
      <text:p text:style-name="Standard">MariaDB [(none)]&gt; use abc 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student <text:s text:c="6"/>|</text:p>
      <text:p text:style-name="Standard">+---------------+</text:p>
      <text:p text:style-name="Standard">1 row in set (0.001 sec)</text:p>
      <text:p text:style-name="Standard"/>
      <text:p text:style-name="Standard">MariaDB [abc]&gt; select *from student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<text:s/>12345678 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<text:s/>12345567 | female | sitapura <text:s/>|</text:p>
      <text:p text:style-name="Standard">| <text:s text:c="3"/>4 | nidhi <text:s/>| 1999-09-10 | <text:s/>12345567 | female | padranuna |</text:p>
      <text:p text:style-name="Standard">| <text:s text:c="3"/>5 | priya <text:s/>| 1995-09-10 | <text:s text:c="2"/>1345567 | female | jaipur <text:s text:c="3"/>|</text:p>
      <text:p text:style-name="Standard"><text:soft-page-break/>| <text:s text:c="3"/>6 | mukesh | 1990-06-19 | 983909389 | male <text:s text:c="2"/>| u.p <text:s text:c="6"/>|</text:p>
      <text:p text:style-name="Standard">+------+--------+------------+-----------+--------+-----------+</text:p>
      <text:p text:style-name="Standard">6 rows in set (0.003 sec)</text:p>
      <text:p text:style-name="Standard"/>
      <text:p text:style-name="Standard">MariaDB [abc]&gt; delimiter //</text:p>
      <text:p text:style-name="Standard">MariaDB [abc]&gt; create procedure sp_getmovies()</text:p>
      <text:p text:style-name="Standard"><text:s text:c="4"/>-&gt; begin</text:p>
      <text:p text:style-name="Standard"><text:s text:c="4"/>-&gt; select name from student;</text:p>
      <text:p text:style-name="Standard"><text:s text:c="4"/>-&gt; end //</text:p>
      <text:p text:style-name="Standard">Query OK, 0 rows affected (0.003 sec)</text:p>
      <text:p text:style-name="Standard"/>
      <text:p text:style-name="Standard">MariaDB [abc]&gt; delimiter ;</text:p>
      <text:p text:style-name="Standard">MariaDB [abc]&gt; call sp_getmovies</text:p>
      <text:p text:style-name="Standard"><text:s text:c="4"/>-&gt; ;</text:p>
      <text:p text:style-name="Standard">+--------+</text:p>
      <text:p text:style-name="Standard">| name <text:s text:c="2"/>|</text:p>
      <text:p text:style-name="Standard">+--------+</text:p>
      <text:p text:style-name="Standard">| amit <text:s text:c="2"/>|</text:p>
      <text:p text:style-name="Standard">| sumit <text:s/>|</text:p>
      <text:p text:style-name="Standard">| aditi <text:s/>|</text:p>
      <text:p text:style-name="Standard">| nidhi <text:s/>|</text:p>
      <text:p text:style-name="Standard">| priya <text:s/>|</text:p>
      <text:p text:style-name="Standard">| mukesh |</text:p>
      <text:p text:style-name="Standard">+--------+</text:p>
      <text:p text:style-name="Standard">6 rows in set (0.001 sec)</text:p>
      <text:p text:style-name="Standard"/>
      <text:p text:style-name="Standard">Query OK, 0 rows affected (0.001 sec)</text:p>
      <text:p text:style-name="Standard"/>
      <text:p text:style-name="Standard">MariaDB [abc]&gt; delimiter //</text:p>
      <text:p text:style-name="Standard">MariaDB [abc]&gt; create procedure sp_getmoviesbyrating(in rating varchar(50))</text:p>
      <text:p text:style-name="Standard"><text:s text:c="4"/>-&gt; begin</text:p>
      <text:p text:style-name="Standard"><text:s text:c="4"/>-&gt; select * from student where address = 'u.p';</text:p>
      <text:p text:style-name="Standard"><text:s text:c="4"/>-&gt; end //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call sp_getmoviesrating('nc-17');</text:p>
      <text:p text:style-name="Standard">ERROR 1305 (42000): PROCEDURE abc.sp_getmoviesrating does not exist</text:p>
      <text:p text:style-name="Standard">MariaDB [abc]&gt; select * from student where address = address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<text:s/>12345678 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<text:s/>12345567 | female | sitapura <text:s/>|</text:p>
      <text:p text:style-name="Standard">| <text:s text:c="3"/>4 | nidhi <text:s/>| 1999-09-10 | <text:s/>12345567 | female | padranuna |</text:p>
      <text:p text:style-name="Standard">| <text:s text:c="3"/>5 | priya <text:s/>| 1995-09-10 | <text:s text:c="2"/>1345567 | female | jaipur <text:s text:c="3"/>|</text:p>
      <text:p text:style-name="Standard">| <text:s text:c="3"/>6 | mukesh | 1990-06-19 | 983909389 | male <text:s text:c="2"/>| u.p <text:s text:c="6"/>|</text:p>
      <text:p text:style-name="Standard">+------+--------+------------+-----------+--------+-----------+</text:p>
      <text:p text:style-name="Standard">6 rows in set (0.001 sec)</text:p>
      <text:p text:style-name="Standard"/>
      <text:p text:style-name="Standard"><text:soft-page-break/>MariaDB [abc]&gt; select routine_name, routine_type,definer,created,security_type,SQL_Data_Access from information_schema.routines where routine_type='PROCEDURE' and routine_schema='student';</text:p>
      <text:p text:style-name="Standard">Empty set (0.002 sec)</text:p>
      <text:p text:style-name="Standard"/>
      <text:p text:style-name="Standard">MariaDB [abc]&gt; select routine_name, routine_type,definer,created,security_type,SQL_Data_Access from information_schema.routines where routine_type='PROCEDURE' and routine_schema='abc';</text:p>
      <text:p text:style-name="Standard">+----------------------+--------------+----------------+---------------------+---------------+-----------------+</text:p>
      <text:p text:style-name="Standard">| routine_name <text:s text:c="8"/>| routine_type | definer <text:s text:c="7"/>| created <text:s text:c="12"/>| security_type | SQL_Data_Access |</text:p>
      <text:p text:style-name="Standard">+----------------------+--------------+----------------+---------------------+---------------+-----------------+</text:p>
      <text:p text:style-name="Standard">| sp_getmovies <text:s text:c="8"/>| PROCEDURE <text:s text:c="3"/>| root@localhost | 2021-11-16 10:32:15 | DEFINER <text:s text:c="6"/>| CONTAINS SQL <text:s text:c="3"/>|</text:p>
      <text:p text:style-name="Standard">| sp_getmoviesbyrating | PROCEDURE <text:s text:c="3"/>| root@localhost | 2021-11-16 10:36:21 | DEFINER <text:s text:c="6"/>| CONTAINS SQL <text:s text:c="3"/>|</text:p>
      <text:p text:style-name="Standard">+----------------------+--------------+----------------+---------------------+---------------+-----------------+</text:p>
      <text:p text:style-name="Standard">2 rows in set (0.002 sec)</text:p>
      <text:p text:style-name="Standard"/>
      <text:p text:style-name="Standard">MariaDB [abc]&gt; select routine_name, routine_type,definer,created,security_type,SQL_Data_Access from information_schema.routines where routine_type='PROCEDURE' and routine_schema='abc';</text:p>
      <text:p text:style-name="Standard">+----------------------+--------------+----------------+---------------------+---------------+-----------------+</text:p>
      <text:p text:style-name="Standard">| routine_name <text:s text:c="8"/>| routine_type | definer <text:s text:c="7"/>| created <text:s text:c="12"/>| security_type | SQL_Data_Access |</text:p>
      <text:p text:style-name="Standard">+----------------------+--------------+----------------+---------------------+---------------+-----------------+</text:p>
      <text:p text:style-name="Standard">| sp_getmovies <text:s text:c="8"/>| PROCEDURE <text:s text:c="3"/>| root@localhost | 2021-11-16 10:32:15 | DEFINER <text:s text:c="6"/>| CONTAINS SQL <text:s text:c="3"/>|</text:p>
      <text:p text:style-name="Standard">| sp_getmoviesbyrating | PROCEDURE <text:s text:c="3"/>| root@localhost | 2021-11-16 10:36:21 | DEFINER <text:s text:c="6"/>| CONTAINS SQL <text:s text:c="3"/>|</text:p>
      <text:p text:style-name="Standard">+----------------------+--------------+----------------+---------------------+---------------+-----------------+</text:p>
      <text:p text:style-name="Standard">2 rows in set (0.002 sec)</text:p>
      <text:p text:style-name="Standard"/>
      <text:p text:style-name="Standard">MariaDB [abc]&gt; Ctrl-C -- exit!</text:p>
      <text:p text:style-name="Standard">Aborted</text:p>
      <text:p text:style-name="Standard">addweb@JLP-04:/opt/lampp/htdocs/pdo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Drop procedure sp_getmoviesbyrating;</text:p>
      <text:p text:style-name="Standard">ERROR 1046 (3D000): No database selected</text:p>
      <text:p text:style-name="Standard">MariaDB [(none)]&gt; Drop abc sp_getmoviesbyrating;</text:p>
      <text:p text:style-name="Standard">ERROR 1064 (42000): You have an error in your SQL syntax; check the manual that corresponds to your MariaDB server version for the right syntax to use near 'abc sp_getmoviesbyrating' at line 1</text:p>
      <text:p text:style-name="Standard">MariaDB [(none)]&gt; Drop abc_getmoviesbyrating;</text:p>
      <text:p text:style-name="Standard">ERROR 1064 (42000): You have an error in your SQL syntax; check the manual that corresponds to your MariaDB server version for the right syntax to use near 'abc_getmoviesbyrating' at line 1</text:p>
      <text:p text:style-name="Standard">MariaDB [(none)]&gt; drop procedure sp_getmoviesbyrating;</text:p>
      <text:p text:style-name="Standard"><text:soft-page-break/>ERROR 1046 (3D000): No database selected</text:p>
      <text:p text:style-name="Standard">MariaDB [(none)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drop procedure sp_getmoviesbyrating;</text:p>
      <text:p text:style-name="Standard">Query OK, 0 rows affected (0.003 sec)</text:p>
      <text:p text:style-name="Standard"/>
      <text:p text:style-name="Standard">MariaDB [abc]&gt; delimiter //</text:p>
      <text:p text:style-name="Standard">MariaDB [abc]&gt; create procedure sp_getmoviesbyrating(in rating varchar(50))</text:p>
      <text:p text:style-name="Standard"><text:s text:c="4"/>-&gt; begin</text:p>
      <text:p text:style-name="Standard"><text:s text:c="4"/>-&gt; select * from student where address = addresss;</text:p>
      <text:p text:style-name="Standard"><text:s text:c="4"/>-&gt; end //</text:p>
      <text:p text:style-name="Standard">Query OK, 0 rows affected (0.003 sec)</text:p>
      <text:p text:style-name="Standard"/>
      <text:p text:style-name="Standard">MariaDB [abc]&gt; delimiter;</text:p>
      <text:p text:style-name="Standard"><text:s text:c="4"/>-&gt; call sp_getmoviesbyrating('nc-17');</text:p>
      <text:p text:style-name="Standard"><text:s text:c="4"/>-&gt; ;</text:p>
      <text:p text:style-name="Standard"><text:s text:c="4"/>-&gt; end //</text:p>
      <text:p text:style-name="Standard">ERROR 1064 (42000): You have an error in your SQL syntax; check the manual that corresponds to your MariaDB server version for the right syntax to use near 'delimiter;call sp_getmoviesbyrating('nc-17');</text:p>
      <text:p text:style-name="Standard">;</text:p>
      <text:p text:style-name="Standard">end' at line 1</text:p>
      <text:p text:style-name="Standard">MariaDB [abc]&gt; delimiter //</text:p>
      <text:p text:style-name="Standard">MariaDB [abc]&gt; create procedure sp_getmoviesbyrating(in rating varchar(50)) begin select * from student where address = rating; end//</text:p>
      <text:p text:style-name="Standard">ERROR 1304 (42000): PROCEDURE sp_getmoviesbyrating already exists</text:p>
      <text:p text:style-name="Standard">MariaDB [abc]&gt; end //</text:p>
      <text:p text:style-name="Standard">ERROR 1064 (42000): You have an error in your SQL syntax; check the manual that corresponds to your MariaDB server version for the right syntax to use near 'end' at line 1</text:p>
      <text:p text:style-name="Standard">MariaDB [abc]&gt; delimiter //</text:p>
      <text:p text:style-name="Standard">MariaDB [abc]&gt; create procedure sp_getmoviesbyrating(in rating varchar(50)) begin select * from student where address = rating; end//</text:p>
      <text:p text:style-name="Standard">ERROR 1304 (42000): PROCEDURE sp_getmoviesbyrating already exists</text:p>
      <text:p text:style-name="Standard">MariaDB [abc]&gt; <text:s/>drop procedure sp_getmoviesbyrating;</text:p>
      <text:p text:style-name="Standard"><text:s text:c="4"/>-&gt; </text:p>
      <text:p text:style-name="Standard"><text:s text:c="4"/>-&gt; );</text:p>
      <text:p text:style-name="Standard"><text:s text:c="4"/>-&gt; zpiwhdhouwh);</text:p>
      <text:p text:style-name="Standard"><text:s text:c="4"/>-&gt; end //</text:p>
      <text:p text:style-name="Standard">Query OK, 0 rows affected (0.003 sec)</text:p>
      <text:p text:style-name="Standard"/>
      <text:p text:style-name="Standard">ERROR 1064 (42000): You have an error in your SQL syntax; check the manual that corresponds to your MariaDB server version for the right syntax to use near ');</text:p>
      <text:p text:style-name="Standard">zpiwhdhouwh);</text:p>
      <text:p text:style-name="Standard">end' at line 1</text:p>
      <text:p text:style-name="Standard">MariaDB [abc]&gt; <text:s/>drop procedure sp_getmoviesbyrating ;</text:p>
      <text:p text:style-name="Standard"><text:s text:c="4"/>-&gt; iuhihuef);</text:p>
      <text:p text:style-name="Standard"><text:s text:c="4"/>-&gt; end //</text:p>
      <text:p text:style-name="Standard">ERROR 1305 (42000): PROCEDURE abc.sp_getmoviesbyrating does not exist</text:p>
      <text:p text:style-name="Standard">MariaDB [abc]&gt; delimiter;</text:p>
      <text:p text:style-name="Standard"><text:soft-page-break/><text:s text:c="4"/>-&gt; vfuyff</text:p>
      <text:p text:style-name="Standard"><text:s text:c="4"/>-&gt; end ;</text:p>
      <text:p text:style-name="Standard"><text:s text:c="4"/>-&gt; end //</text:p>
      <text:p text:style-name="Standard">ERROR 1064 (42000): You have an error in your SQL syntax; check the manual that corresponds to your MariaDB server version for the right syntax to use near 'delimiter;vfuyff</text:p>
      <text:p text:style-name="Standard">end ;</text:p>
      <text:p text:style-name="Standard">end' at line 1</text:p>
      <text:p text:style-name="Standard">MariaDB [abc]&gt; select routine_name, routine_type,definer,created,security_type,SQL_Data_Access from information_schema.routines where routine_type='PROCEDURE' and routine_schema='student';</text:p>
      <text:p text:style-name="Standard"><text:s text:c="4"/>-&gt; select routine_name, routine_type,definer,created,security_type,SQL_Data_Access from information_schema.routines where routine_type='PROCEDURE' and routine_schema='student';</text:p>
      <text:p text:style-name="Standard"><text:s text:c="4"/>-&gt; guigiifi;</text:p>
      <text:p text:style-name="Standard"><text:s text:c="4"/>-&gt; ;</text:p>
      <text:p text:style-name="Standard"><text:s text:c="4"/>-&gt; end //</text:p>
      <text:p text:style-name="Standard">Empty set (0.002 sec)</text:p>
      <text:p text:style-name="Standard"/>
      <text:p text:style-name="Standard">Empty set (0.003 sec)</text:p>
      <text:p text:style-name="Standard"/>
      <text:p text:style-name="Standard">ERROR 1064 (42000): You have an error in your SQL syntax; check the manual that corresponds to your MariaDB server version for the right syntax to use near 'guigiifi;</text:p>
      <text:p text:style-name="Standard">;</text:p>
      <text:p text:style-name="Standard">end' at line 1</text:p>
      <text:p text:style-name="Standard">MariaDB [abc]&gt; select routine_name, routine_type,definer,created,security_type,SQL_Data_Access from information_schema.routines where routine_type='PROCEDURE' and routine_schema='student';</text:p>
      <text:p text:style-name="Standard"><text:s text:c="4"/>-&gt; select routine_name, routine_type,definer,created,security_type,SQL_Data_Access from information_schema.routines where routine_type='PROCEDURE' and routine_schema='abc';</text:p>
      <text:p text:style-name="Standard"><text:s text:c="4"/>-&gt; end //</text:p>
      <text:p text:style-name="Standard">Empty set (0.002 sec)</text:p>
      <text:p text:style-name="Standard"/>
      <text:p text:style-name="Standard">+--------------+--------------+----------------+---------------------+---------------+-----------------+</text:p>
      <text:p text:style-name="Standard">| routine_name | routine_type | definer <text:s text:c="7"/>| created <text:s text:c="12"/>| security_type | SQL_Data_Access |</text:p>
      <text:p text:style-name="Standard">+--------------+--------------+----------------+---------------------+---------------+-----------------+</text:p>
      <text:p text:style-name="Standard">| sp_getmovies | PROCEDURE <text:s text:c="3"/>| root@localhost | 2021-11-16 10:32:15 | DEFINER <text:s text:c="6"/>| CONTAINS SQL <text:s text:c="3"/>|</text:p>
      <text:p text:style-name="Standard">+--------------+--------------+----------------+---------------------+---------------+-----------------+</text:p>
      <text:p text:style-name="Standard">1 row in set (0.003 sec)</text:p>
      <text:p text:style-name="Standard"/>
      <text:p text:style-name="Standard">ERROR 1064 (42000): You have an error in your SQL syntax; check the manual that corresponds to your MariaDB server version for the right syntax to use near 'end' at line 1</text:p>
      <text:p text:style-name="Standard">MariaDB [abc]&gt; select routine_name, routine_type,definer,created,security_type,SQL_Data_Access from information_schema.routines where routine_type='PROCEDURE' and routine_schema='abc';</text:p>
      <text:p text:style-name="Standard"><text:s text:c="4"/>-&gt; end //</text:p>
      <text:p text:style-name="Standard">+--------------+--------------+----------------+---------------------+---------------+-----------------+</text:p>
      <text:p text:style-name="Standard">| routine_name | routine_type | definer <text:s text:c="7"/>| created <text:s text:c="12"/>| security_type | SQL_Data_Access |</text:p>
      <text:p text:style-name="Standard">+--------------+--------------+----------------+---------------------+---------------+-----------------+</text:p>
      <text:p text:style-name="Standard">| sp_getmovies | PROCEDURE <text:s text:c="3"/>| root@localhost | 2021-11-16 10:32:15 | DEFINER <text:s text:c="6"/>| CONTAINS SQL <text:s text:c="3"/>|</text:p>
      <text:p text:style-name="Standard">+--------------+--------------+----------------+---------------------+---------------+-----------------+</text:p>
      <text:p text:style-name="Standard">1 row in set (0.002 sec)</text:p>
      <text:p text:style-name="Standard"/>
      <text:p text:style-name="Standard"><text:soft-page-break/>ERROR 1064 (42000): You have an error in your SQL syntax; check the manual that corresponds to your MariaDB server version for the right syntax to use near 'end' at line 1</text:p>
      <text:p text:style-name="Standard">MariaDB [abc]&gt; delimiter //</text:p>
      <text:p text:style-name="Standard">MariaDB [abc]&gt; create procedure sp_getmoviesbyratiing(in rating varchar(50))</text:p>
      <text:p text:style-name="Standard"><text:s text:c="4"/>-&gt; begin </text:p>
      <text:p text:style-name="Standard"><text:s text:c="4"/>-&gt; select * from student where address = u.p;</text:p>
      <text:p text:style-name="Standard"><text:s text:c="4"/>-&gt; end //</text:p>
      <text:p text:style-name="Standard">Query OK, 0 rows affected (0.003 sec)</text:p>
      <text:p text:style-name="Standard"/>
      <text:p text:style-name="Standard">MariaDB [abc]&gt; delimiter ;</text:p>
      <text:p text:style-name="Standard">MariaDB [abc]&gt; call sp_getmoviesbyratiing('nc-17')</text:p>
      <text:p text:style-name="Standard"><text:s text:c="4"/>-&gt; ;</text:p>
      <text:p text:style-name="Standard">MariaDB [abc]&gt; create procedure sp_getmoviesbyratiing(in rating varchar(50)) begin <text:s/>select * from student where address =' u.p'; end//</text:p>
      <text:p text:style-name="Standard">ERROR 1064 (42000): You have an error in your SQL syntax; check the manual that corresponds to your MariaDB server version for the right syntax to use near '' at line 1</text:p>
      <text:p text:style-name="Standard"><text:s text:c="4"/>-&gt; create procedure sp_getmoviesbyratiing(in rating varchar(50)) begin <text:s/>select * from student where address ='u.p'; end//</text:p>
      <text:p text:style-name="Standard">ERROR 1064 (42000): You have an error in your SQL syntax; check the manual that corresponds to your MariaDB server version for the right syntax to use near 'end//</text:p>
      <text:p text:style-name="Standard">create procedure sp_getmoviesbyratiing(in rating varchar(50)) begin <text:s/>se...' at line 1</text:p>
      <text:p text:style-name="Standard"><text:s text:c="4"/>-&gt; delimiter ;</text:p>
      <text:p text:style-name="Standard">ERROR 1064 (42000): You have an error in your SQL syntax; check the manual that corresponds to your MariaDB server version for the right syntax to use near 'end//</text:p>
      <text:p text:style-name="Standard">delimiter' at line 1</text:p>
      <text:p text:style-name="Standard">MariaDB [abc]&gt; delimiter //</text:p>
      <text:p text:style-name="Standard">MariaDB [abc]&gt; create procedure sp_getmoviesbyratiiing(in rating varchar(50)) begin <text:s/>select * from student where address ='u.p'; end//</text:p>
      <text:p text:style-name="Standard">Query OK, 0 rows affected (0.003 sec)</text:p>
      <text:p text:style-name="Standard"/>
      <text:p text:style-name="Standard">MariaDB [abc]&gt; begin</text:p>
      <text:p text:style-name="Standard"><text:s text:c="4"/>-&gt; select *from student where address = 'u.p';</text:p>
      <text:p text:style-name="Standard"><text:s text:c="4"/>-&gt; end//</text:p>
      <text:p text:style-name="Standard">ERROR 1064 (42000): You have an error in your SQL syntax; check the manual that corresponds to your MariaDB server version for the right syntax to use near 'select *from student where address = 'u.p';</text:p>
      <text:p text:style-name="Standard">end' at line 2</text:p>
      <text:p text:style-name="Standard">MariaDB [abc]&gt; begin select * from student where address = 'u.p'; end//</text:p>
      <text:p text:style-name="Standard">ERROR 1064 (42000): You have an error in your SQL syntax; check the manual that corresponds to your MariaDB server version for the right syntax to use near 'select * from student where address = 'u.p'; end' at line 1</text:p>
      <text:p text:style-name="Standard">MariaDB [abc]&gt; delimiter //</text:p>
      <text:p text:style-name="Standard">MariaDB [abc]&gt; create procedure getalldetailsbyid(in stud_id int(10))</text:p>
      <text:p text:style-name="Standard"><text:s text:c="4"/>-&gt; begin </text:p>
      <text:p text:style-name="Standard"><text:s text:c="4"/>-&gt; select * from student where id=stud_id;</text:p>
      <text:p text:style-name="Standard"><text:s text:c="4"/>-&gt; end//</text:p>
      <text:p text:style-name="Standard">Query OK, 0 rows affected (0.003 sec)</text:p>
      <text:p text:style-name="Standard"/>
      <text:p text:style-name="Standard">MariaDB [abc]&gt; delimiter;</text:p>
      <text:p text:style-name="Standard"><text:s text:c="4"/>-&gt; getalldetailsbyid(1);</text:p>
      <text:p text:style-name="Standard"><text:s text:c="4"/>-&gt; //</text:p>
      <text:p text:style-name="Standard"><text:soft-page-break/>ERROR 1064 (42000): You have an error in your SQL syntax; check the manual that corresponds to your MariaDB server version for the right syntax to use near 'delimiter;getalldetailsbyid(1)' at line 1</text:p>
      <text:p text:style-name="Standard">MariaDB [abc]&gt; delimiter ;</text:p>
      <text:p text:style-name="Standard">MariaDB [abc]&gt; getalldetailsbyid(1);</text:p>
      <text:p text:style-name="Standard">ERROR 1064 (42000): You have an error in your SQL syntax; check the manual that corresponds to your MariaDB server version for the right syntax to use near 'getalldetailsbyid(1)' at line 1</text:p>
      <text:p text:style-name="Standard">MariaDB [abc]&gt; call getdetailsbyid(1);</text:p>
      <text:p text:style-name="Standard">ERROR 1305 (42000): PROCEDURE abc.getdetailsbyid does not exist</text:p>
      <text:p text:style-name="Standard">MariaDB [abc]&gt; call getalldetailsbyid(1);</text:p>
      <text:p text:style-name="Standard">+------+------+------------+----------+--------+---------+</text:p>
      <text:p text:style-name="Standard">| id <text:s text:c="2"/>| name | birth_name | phone_no | gender | address |</text:p>
      <text:p text:style-name="Standard">+------+------+------------+----------+--------+---------+</text:p>
      <text:p text:style-name="Standard">| <text:s text:c="3"/>1 | amit | 1990-07-17 | 12345678 | male <text:s text:c="2"/>| rampur <text:s/>|</text:p>
      <text:p text:style-name="Standard">+------+------+------------+----------+--------+-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abc]&gt; delimeter //</text:p>
      <text:p text:style-name="Standard"><text:s text:c="4"/>-&gt; create procedure getavg(out avgrage decimal(5,2))</text:p>
      <text:p text:style-name="Standard"><text:s text:c="4"/>-&gt; begin </text:p>
      <text:p text:style-name="Standard"><text:s text:c="4"/>-&gt; select avg(birth_name) into average from student;</text:p>
      <text:p text:style-name="Standard">ERROR 1064 (42000): You have an error in your SQL syntax; check the manual that corresponds to your MariaDB server version for the right syntax to use near 'delimeter //</text:p>
      <text:p text:style-name="Standard">create procedure getavg(out avgrage decimal(5,2))</text:p>
      <text:p text:style-name="Standard">begin </text:p>
      <text:p text:style-name="Standard">select ...' at line 1</text:p>
      <text:p text:style-name="Standard">MariaDB [abc]&gt; select avg(birth_name) into average from student ;</text:p>
      <text:p text:style-name="Standard">ERROR 1327 (42000): Undeclared variable: average</text:p>
      <text:p text:style-name="Standard">MariaDB [abc]&gt; delimiter //</text:p>
      <text:p text:style-name="Standard">MariaDB [abc]&gt; create procedure getavg(out avgrage decimal(5,2))</text:p>
      <text:p text:style-name="Standard"><text:s text:c="4"/>-&gt; begin</text:p>
      <text:p text:style-name="Standard"><text:s text:c="4"/>-&gt; select avg(phone_no) into 'average' from student;</text:p>
      <text:p text:style-name="Standard"><text:s text:c="4"/>-&gt; end //</text:p>
      <text:p text:style-name="Standard">ERROR 1327 (42000): Undeclared variable: average</text:p>
      <text:p text:style-name="Standard">MariaDB [abc]&gt; select avg(phone_no) into 'phone_no' from student;</text:p>
      <text:p text:style-name="Standard"><text:s text:c="4"/>-&gt; end //</text:p>
      <text:p text:style-name="Standard">ERROR 1327 (42000): Undeclared variable: phone_no</text:p>
      <text:p text:style-name="Standard">MariaDB [abc]&gt; delimeter //</text:p>
      <text:p text:style-name="Standard">ERROR 1064 (42000): You have an error in your SQL syntax; check the manual that corresponds to your MariaDB server version for the right syntax to use near 'delimeter' at line 1</text:p>
      <text:p text:style-name="Standard">MariaDB [abc]&gt; delimeter //</text:p>
      <text:p text:style-name="Standard">ERROR 1064 (42000): You have an error in your SQL syntax; check the manual that corresponds to your MariaDB server version for the right syntax to use near 'delimeter' at line 1</text:p>
      <text:p text:style-name="Standard">MariaDB [abc]&gt; //</text:p>
      <text:p text:style-name="Standard">ERROR: No query specified</text:p>
      <text:p text:style-name="Standard"/>
      <text:p text:style-name="Standard">MariaDB [abc]&gt; create procedure getavg(out average decimal(5,2)</text:p>
      <text:p text:style-name="Standard"><text:s text:c="4"/>-&gt; create procedure getavg(out average decimal(5,2))</text:p>
      <text:p text:style-name="Standard"><text:s text:c="4"/>-&gt; begin</text:p>
      <text:p text:style-name="Standard"><text:s text:c="4"/>-&gt; select avg(phone_no) into average from student;</text:p>
      <text:p text:style-name="Standard"><text:s text:c="4"/>-&gt; end //</text:p>
      <text:p text:style-name="Standard"><text:soft-page-break/>ERROR 1064 (42000): You have an error in your SQL syntax; check the manual that corresponds to your MariaDB server version for the right syntax to use near 'create procedure getavg(out average decimal(5,2))</text:p>
      <text:p text:style-name="Standard">begin</text:p>
      <text:p text:style-name="Standard">select avg(phone_no) ...' at line 2</text:p>
      <text:p text:style-name="Standard">MariaDB [abc]&gt; create procedure getavg(out avgrage decimal(5,2))</text:p>
      <text:p text:style-name="Standard"><text:s text:c="4"/>-&gt; begin </text:p>
      <text:p text:style-name="Standard"><text:s text:c="4"/>-&gt; )sohfiuhsif;)</text:p>
      <text:p text:style-name="Standard"><text:s text:c="4"/>-&gt; end //</text:p>
      <text:p text:style-name="Standard">ERROR 1064 (42000): You have an error in your SQL syntax; check the manual that corresponds to your MariaDB server version for the right syntax to use near ')sohfiuhsif;)</text:p>
      <text:p text:style-name="Standard">end' at line 3</text:p>
      <text:p text:style-name="Standard">MariaDB [abc]&gt; delimiter //</text:p>
      <text:p text:style-name="Standard">MariaDB [abc]&gt; create procedure getavg(out average decimal(5,2))</text:p>
      <text:p text:style-name="Standard"><text:s text:c="4"/>-&gt; begin</text:p>
      <text:p text:style-name="Standard"><text:s text:c="4"/>-&gt; select avg(phone_no) into average from student;</text:p>
      <text:p text:style-name="Standard"><text:s text:c="4"/>-&gt; end //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call avg(@total_phone_no);</text:p>
      <text:p text:style-name="Standard">ERROR 1305 (42000): PROCEDURE abc.avg does not exist</text:p>
      <text:p text:style-name="Standard">MariaDB [abc]&gt; call getavg(@total_phone_no);</text:p>
      <text:p text:style-name="Standard">ERROR 1264 (22003): Out of range value for column 'average' at row 7</text:p>
      <text:p text:style-name="Standard">MariaDB [abc]&gt; call getavg(@phone_no);</text:p>
      <text:p text:style-name="Standard">ERROR 1264 (22003): Out of range value for column 'average' at row 7</text:p>
      <text:p text:style-name="Standard">MariaDB [abc]&gt; select avg(phone_no) into phone_no from student;</text:p>
      <text:p text:style-name="Standard">ERROR 1327 (42000): Undeclared variable: phone_no</text:p>
      <text:p text:style-name="Standard">MariaDB [abc]&gt; call getavg(@average);</text:p>
      <text:p text:style-name="Standard">ERROR 1264 (22003): Out of range value for column 'average' at row 7</text:p>
      <text:p text:style-name="Standard">MariaDB [abc]&gt; create procedure getavg(out average decimal(12,13)) begin select avg(phone_no) into average from student; end//</text:p>
      <text:p text:style-name="Standard">ERROR 1427 (42000): For float(M,D), double(M,D) or decimal(M,D), M must be &gt;= D (column 'average')</text:p>
      <text:p text:style-name="Standard"><text:s text:c="4"/>-&gt; create procedure getavg(out average decimal int begin select avg(phone_no) into average from student; end//</text:p>
      <text:p text:style-name="Standard">ERROR 1064 (42000): You have an error in your SQL syntax; check the manual that corresponds to your MariaDB server version for the right syntax to use near 'end//</text:p>
      <text:p text:style-name="Standard">create procedure getavg(out average decimal int begin select avg(phone_...' at line 1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end//' at line 1</text:p>
      <text:p text:style-name="Standard">MariaDB [abc]&gt; delimiter //</text:p>
      <text:p text:style-name="Standard">MariaDB [abc]&gt; create procedure getavg(out average int(13)) begin select avg(id) into average from student; end//</text:p>
      <text:p text:style-name="Standard">ERROR 1304 (42000): PROCEDURE getavg already exists</text:p>
      <text:p text:style-name="Standard">MariaDB [abc]&gt; create procedure getabbg(out average int(13)) begin select avg(id) into average from student; end//</text:p>
      <text:p text:style-name="Standard">Query OK, 0 rows affected (0.003 sec)</text:p>
      <text:p text:style-name="Standard"/>
      <text:p text:style-name="Standard">MariaDB [abc]&gt; delimiter ;</text:p>
      <text:p text:style-name="Standard">MariaDB [abc]&gt; call getabbg(@average);</text:p>
      <text:p text:style-name="Standard"><text:soft-page-break/>Query OK, 1 row affected (0.000 sec)</text:p>
      <text:p text:style-name="Standard"/>
      <text:p text:style-name="Standard">MariaDB [abc]&gt; select @average;</text:p>
      <text:p text:style-name="Standard">+----------+</text:p>
      <text:p text:style-name="Standard">| @average |</text:p>
      <text:p text:style-name="Standard">+----------+</text:p>
      <text:p text:style-name="Standard">| <text:s text:c="7"/>4 |</text:p>
      <text:p text:style-name="Standard">+----------+</text:p>
      <text:p text:style-name="Standard">1 row in set (0.000 sec)</text:p>
      <text:p text:style-name="Standard"/>
      <text:p text:style-name="Standard">MariaDB [abc]&gt; delimiter //</text:p>
      <text:p text:style-name="Standard">MariaDB [abc]&gt; create procedure count(inout counter int(5),in increment int(5))</text:p>
      <text:p text:style-name="Standard"><text:s text:c="4"/>-&gt; begin</text:p>
      <text:p text:style-name="Standard"><text:s text:c="4"/>-&gt; select counter = conter+increment;</text:p>
      <text:p text:style-name="Standard"><text:s text:c="4"/>-&gt; end //</text:p>
      <text:p text:style-name="Standard">ERROR 1064 (42000): You have an error in your SQL syntax; check the manual that corresponds to your MariaDB server version for the right syntax to use near 'count(inout counter int(5),in increment int(5))</text:p>
      <text:p text:style-name="Standard">begin</text:p>
      <text:p text:style-name="Standard">select counter = conter...' at line 1</text:p>
      <text:p text:style-name="Standard">MariaDB [abc]&gt; delimiter //</text:p>
      <text:p text:style-name="Standard">MariaDB [abc]&gt; create procedure count id_inout(inout id_count int(5))</text:p>
      <text:p text:style-name="Standard"><text:s text:c="4"/>-&gt; begin </text:p>
      <text:p text:style-name="Standard"><text:s text:c="4"/>-&gt; select count(id) into id where student =5;</text:p>
      <text:p text:style-name="Standard"><text:s text:c="4"/>-&gt; end //</text:p>
      <text:p text:style-name="Standard">ERROR 1064 (42000): You have an error in your SQL syntax; check the manual that corresponds to your MariaDB server version for the right syntax to use near 'id_inout(inout id_count int(5))</text:p>
      <text:p text:style-name="Standard">begin </text:p>
      <text:p text:style-name="Standard">select count(id) into id where student...' at line 1</text:p>
      <text:p text:style-name="Standard">MariaDB [abc]&gt; create procedure count(inout counter int(5),in increment int(5)) begin select counter=conter+increment; end//</text:p>
      <text:p text:style-name="Standard">ERROR 1064 (42000): You have an error in your SQL syntax; check the manual that corresponds to your MariaDB server version for the right syntax to use near 'count(inout counter int(5),in increment int(5)) begin select counter=conter+i...' at line 1</text:p>
      <text:p text:style-name="Standard">MariaDB [abc]&gt; delimiter //</text:p>
      <text:p text:style-name="Standard">MariaDB [abc]&gt; create procedure count(inout counter int(5),in increment int(5)) begin select counter=conter+increment; end//</text:p>
      <text:p text:style-name="Standard">ERROR 1064 (42000): You have an error in your SQL syntax; check the manual that corresponds to your MariaDB server version for the right syntax to use near 'count(inout counter int(5),in increment int(5)) begin select counter=conter+i...' at line 1</text:p>
      <text:p text:style-name="Standard">MariaDB [abc]&gt; delimiter //</text:p>
      <text:p text:style-name="Standard"/>
      <text:p text:style-name="Standard">MariaDB [abc]&gt; delimiter ;</text:p>
      <text:p text:style-name="Standard">MariaDB [abc]&gt; call sp_count(@counter,5);</text:p>
      <text:p text:style-name="Standard">+---------------------------+</text:p>
      <text:p text:style-name="Standard">| counter=counter+increment |</text:p>
      <text:p text:style-name="Standard">+---------------------------+</text:p>
      <text:p text:style-name="Standard">| <text:s text:c="21"/>NULL |</text:p>
      <text:p text:style-name="Standard">+---------------------------+</text:p>
      <text:p text:style-name="Standard">1 row in set (0.001 sec)</text:p>
      <text:p text:style-name="Standard"/>
      <text:p text:style-name="Standard">Query OK, 0 rows affected (0.001 sec)</text:p>
      <text:p text:style-name="Standard"><text:soft-page-break/></text:p>
      <text:p text:style-name="Standard">MariaDB [abc]&gt; call sp_count(@counter,2);</text:p>
      <text:p text:style-name="Standard">+---------------------------+</text:p>
      <text:p text:style-name="Standard">| counter=counter+increment |</text:p>
      <text:p text:style-name="Standard">+---------------------------+</text:p>
      <text:p text:style-name="Standard">| <text:s text:c="21"/>NULL |</text:p>
      <text:p text:style-name="Standard">+---------------------------+</text:p>
      <text:p text:style-name="Standard">1 row in set (0.000 sec)</text:p>
      <text:p text:style-name="Standard"/>
      <text:p text:style-name="Standard">Query OK, 0 rows affected (0.000 sec)</text:p>
      <text:p text:style-name="Standard"/>
      <text:p text:style-name="Standard">MariaDB [abc]&gt; call sp_count(@counter,1);</text:p>
      <text:p text:style-name="Standard">+---------------------------+</text:p>
      <text:p text:style-name="Standard">| counter=counter+increment |</text:p>
      <text:p text:style-name="Standard">+---------------------------+</text:p>
      <text:p text:style-name="Standard">| <text:s text:c="21"/>NULL |</text:p>
      <text:p text:style-name="Standard">+---------------------------+</text:p>
      <text:p text:style-name="Standard">1 row in set (0.000 sec)</text:p>
      <text:p text:style-name="Standard"/>
      <text:p text:style-name="Standard">Query OK, 0 rows affected (0.001 se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3:43:28.633569904</meta:creation-date>
    <dc:date>2021-11-16T13:51:56.287855809</dc:date>
    <meta:editing-duration>PT8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0" meta:paragraph-count="378" meta:word-count="2942" meta:character-count="20809" meta:non-whitespace-character-count="17577"/>
  </office:meta>
</office:document-meta>
</file>